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3ac" officeooo:paragraph-rsid="001fc3ac"/>
    </style:style>
    <style:style style:name="P2" style:family="paragraph" style:parent-style-name="Standard">
      <style:text-properties officeooo:rsid="0021e5e4" officeooo:paragraph-rsid="001fc3ac"/>
    </style:style>
    <style:style style:name="P3" style:family="paragraph" style:parent-style-name="Standard" style:list-style-name="L1">
      <style:text-properties officeooo:rsid="0021e5e4" officeooo:paragraph-rsid="0021e5e4"/>
    </style:style>
    <style:style style:name="T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개요</text:p>
      <text:p text:style-name="P2"/>
      <text:list text:style-name="L1">
        <text:list-item>
          <text:p text:style-name="P3">암호화 알고리즘들</text:p>
          <text:list>
            <text:list-item>
              <text:p text:style-name="P3">RSA</text:p>
            </text:list-item>
            <text:list-item>
              <text:p text:style-name="P3">ECDSA</text:p>
            </text:list-item>
            <text:list-item>
              <text:p text:style-name="P3">Schnorr</text:p>
            </text:list-item>
          </text:list>
        </text:list-item>
        <text:list-item>
          <text:p text:style-name="P3">secp256k1</text:p>
          <text:list>
            <text:list-item>
              <text:p text:style-name="P3">ECDSA over secp256k1</text:p>
            </text:list-item>
            <text:list-item>
              <text:p text:style-name="P3">Schnorr over secp256k1</text:p>
            </text:list-item>
          </text:list>
        </text:list-item>
        <text:list-item>
          <text:p text:style-name="P3">비트코인 풀노드에서 verify 가 중요한 이유</text:p>
          <text:list>
            <text:list-item>
              <text:p text:style-name="P3">트렌젝션 검증 과정에서 verify 가 차지하는 비율</text:p>
            </text:list-item>
            <text:list-item>
              <text:p text:style-name="P3">DOS 공격 방어</text:p>
            </text:list-item>
          </text:list>
        </text:list-item>
        <text:list-item>
          <text:p text:style-name="P3">libsecp256k1 에 사용된 최적화 기법</text:p>
          <text:list>
            <text:list-item>
              <text:p text:style-name="P3">Strauss 알고리즘을 사용한 windowed method (precomputed table 활용)</text:p>
            </text:list-item>
            <text:list-item>
              <text:p text:style-name="P3">Jacobian(secp256k1_gej) 사용해서 모듈러 역원 계산(safegcd)을 마지막 한번만</text:p>
            </text:list-item>
            <text:list-item>
              <text:p text:style-name="P3">endomorphism</text:p>
            </text:list-item>
            <text:list-item>
              <text:p text:style-name="P3">field_5x52.h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2:51:22.616135922</meta:creation-date>
    <dc:date>2026-02-04T13:02:52.407349245</dc:date>
    <meta:editing-duration>PT11M27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1" meta:paragraph-count="16" meta:word-count="122" meta:character-count="332" meta:non-whitespace-character-count="297"/>
  </office:meta>
</office:document-meta>
</file>